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2" svg:font-family="'DejaVu Sans'" style:font-family-generic="swiss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1" style:family="table">
      <style:table-properties style:width="17.754cm" fo:margin-left="0cm" table:align="left"/>
    </style:style>
    <style:style style:name="Table1.A" style:family="table-column">
      <style:table-column-properties style:column-width="2.725cm"/>
    </style:style>
    <style:style style:name="Table1.B" style:family="table-column">
      <style:table-column-properties style:column-width="3.625cm"/>
    </style:style>
    <style:style style:name="Table1.C" style:family="table-column">
      <style:table-column-properties style:column-width="2.99cm"/>
    </style:style>
    <style:style style:name="Table1.D" style:family="table-column">
      <style:table-column-properties style:column-width="1.64cm"/>
    </style:style>
    <style:style style:name="Table1.E" style:family="table-column">
      <style:table-column-properties style:column-width="3.175cm"/>
    </style:style>
    <style:style style:name="Table1.F" style:family="table-column">
      <style:table-column-properties style:column-width="1.72cm"/>
    </style:style>
    <style:style style:name="Table1.G" style:family="table-column">
      <style:table-column-properties style:column-width="1.87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Heading_20_1">
      <style:text-properties style:font-name="DejaVu Sans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style:font-name="DejaVu Sans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Server set up</text:h>
      <text:p text:style-name="P1"/>
      <text:p text:style-name="Standard"><text:a xlink:type="simple" xlink:href="https://www.digitalocean.com/community/tutorials/how-to-install-linux-apache-mysql-php-lamp-stack-on-debian"><text:span text:style-name="T1">https://www.digitalocean.com/community/tutorials/how-to-install-linux-apache-mysql-php-lamp-stack-on-debian</text:span></text:a></text:p>
      <text:p text:style-name="Standard"/>
      <text:p text:style-name="Standard">sudo apt-get update</text:p>
      <text:p text:style-name="Standard">sudo apt-get dist-upgrade</text:p>
      <text:p text:style-name="Standard"/>
      <text:p text:style-name="Standard">followed this security guide: http://www.ansoncheunghk.info/article/7-simple-steps-harden-apache-and-php-linux</text:p>
      <text:h text:style-name="Heading_20_2" text:outline-level="2">Apache</text:h>
      <text:p text:style-name="Standard">sudo apt-get install apache2</text:p>
      <text:p text:style-name="P2">html directory is /usbdrive/www</text:p>
      <text:p text:style-name="P1"/>
      <text:h text:style-name="Heading_20_2" text:outline-level="2">MySql</text:h>
      <text:p text:style-name="Standard">sudo apt-get install mysql-server mysql-client</text:p>
      <text:p text:style-name="Standard">mysql_secure_installation</text:p>
      <text:p text:style-name="Standard">mysql -u root -p</text:p>
      <text:p text:style-name="Standard"/>
      <text:p text:style-name="P2">On desktop</text:p>
      <text:p text:style-name="Standard">sudo apt-get install mysql-workbench</text:p>
      <text:p text:style-name="P2">to allow MySql Workbench to access MySql on OurHouse:</text:p>
      <text:p text:style-name="Standard">“grant all privileges on *.* to root@192.168.1.60;”</text:p>
      <text:p text:style-name="Standard"/>
      <text:h text:style-name="Heading_20_7" text:outline-level="7">Moving data files</text:h>
      <text:p text:style-name="Text_20_body">1. stop mysql ( /etc/init.d/mysql stop)<text:line-break/>2. copy your mysql data directory to new location ( mv /var/lib/mysql/ /newlocation/mysql/)<text:line-break/>3. chown -R mysql:mysql /newlocation/mysql <text:s/>(didn't work, because of VFAT drive?)<text:line-break/>4. edit file /etc/mysql/my.cnf ( change data_dir location)<text:line-break/>5. edit file /etc/apparmod.d/usr.sbin.mysqld (change /var/lib/mysql to your new location)<text:line-break/>6. start mysql (/etc/init.d/mysql start)</text:p>
      <text:p text:style-name="Text_20_body"/>
      <text:h text:style-name="Heading_20_7" text:outline-level="7">Back up the database</text:h>
      <text:p text:style-name="Text_20_body">In folder /usbdrive/OurHouseServer:</text:p>
      <text:p text:style-name="Text_20_body">sudo mysqldump -u root -p OurHouse &gt; OurHouseBackup.sql</text:p>
      <text:p text:style-name="Text_20_body">Then copy it from there then delete it.</text:p>
      <text:h text:style-name="Heading_20_2" text:outline-level="2">PHP</text:h>
      <text:p text:style-name="Standard">sudo apt-get install php5 php-pear php5-mysql</text:p>
      <text:p text:style-name="Standard">sudo apt-get install php5-gd</text:p>
      <text:p text:style-name="Standard"/>
      <text:h text:style-name="Heading_20_1" text:outline-level="1"><text:soft-page-break/>SSH toOurHouse</text:h>
      <text:p text:style-name="Standard">SSH ourhouse -l hum</text:p>
      <text:p text:style-name="Standard"/>
      <text:p text:style-name="Standard">mysql -u root -p</text:p>
      <text:p text:style-name="Standard">use OurHouse</text:p>
      <text:p text:style-name="Standard">select * from Observations;</text:p>
      <text:p text:style-name="Standard"/>
      <text:h text:style-name="Heading_20_1" text:outline-level="1">USB drive</text:h>
      <text:p text:style-name="P2">** format as ext4</text:p>
      <text:p text:style-name="Standard">sudo mkfs.ext4 /dev/sda1</text:p>
      <text:p text:style-name="P2">** make a directory</text:p>
      <text:p text:style-name="Standard">mkdir /usbdrive</text:p>
      <text:p text:style-name="P2">** mount it</text:p>
      <text:p text:style-name="Standard">sudo mount /dev/sda1 /usbdrive</text:p>
      <text:p text:style-name="Standard"/>
      <text:p text:style-name="Standard">to umount: <text:s text:c="3"/>umount usbdrive</text:p>
      <text:h text:style-name="Heading_20_1" text:outline-level="1">Shared folder on OurHouse</text:h>
      <text:p text:style-name="Standard">sudo apt-get install nfs-kernel-server</text:p>
      <text:p text:style-name="P2"/>
      <text:p text:style-name="P2">** add to /etc/exports the following (the ip address is the address of the (in this case) single permitted client</text:p>
      <text:p text:style-name="Standard">/usbdrive 192.168.1.60(rw,sync,no_subtree_check,no_root_squash)</text:p>
      <text:p text:style-name="Standard"/>
      <text:p text:style-name="Standard">sudo /etc/init.d/nfs-kernel-server restart</text:p>
      <text:p text:style-name="Standard"/>
      <text:p text:style-name="Standard">On OurHouse: /usbdrive</text:p>
      <text:p text:style-name="Standard">On desktop: /home/hum/shared (or ~/shared)</text:p>
      <text:p text:style-name="Standard"/>
      <text:h text:style-name="Heading_20_1" text:outline-level="1">ESP8266</text:h>
      <text:p text:style-name="Standard">AT+CIPSTART="TCP","192.168.1.55",80 </text:p>
      <text:p text:style-name="Standard">OK </text:p>
      <text:p text:style-name="Standard">Linked</text:p>
      <text:p text:style-name="Standard"/>
      <text:p text:style-name="Standard">AT+CIPSEND=50 <text:s text:c="2"/>(number of bytes being sent) </text:p>
      <text:p text:style-name="Standard">&gt;</text:p>
      <text:p text:style-name="Standard"/>
      <text:p text:style-name="Standard">GET /storedata.php?type=2&amp;value=1004.0 HTTP/1.0 </text:p>
      <text:p text:style-name="Standard">Stored!</text:p>
      <text:p text:style-name="Standard"/>
      <text:p text:style-name="Standard"/>
      <text:h text:style-name="Heading_20_1" text:outline-level="1">OurHouseServer</text:h>
      <text:p text:style-name="P2">Source is on the Debian PC under /home/hum/OurHouse/OurHouseServer</text:p>
      <text:p text:style-name="P2"/>
      <text:p text:style-name="P2">Log is written to the /shared/OurHouseServer/OurHouseServer.log</text:p>
      <text:p text:style-name="P2"/>
      <text:p text:style-name="P2"><text:soft-page-break/>Listening port is 6675</text:p>
      <text:p text:style-name="P2"/>
      <text:p text:style-name="P2">To compile:</text:p>
      <text:p text:style-name="P3">sudo apt-get install libmysqlclient-dev</text:p>
      <text:p text:style-name="P3"/>
      <text:p text:style-name="Standard">g++ -Wall -o OurHouseServer OurHouseServer.cpp mysql.cpp tcp.cpp events.cpp `mysql_config --cflags --libs`</text:p>
      <text:p text:style-name="Standard"/>
      <text:p text:style-name="P2">Sits on pi in folder:</text:p>
      <text:p text:style-name="Standard">/ubsdrive/OurHouseServer</text:p>
      <text:p text:style-name="Standard"/>
      <text:p text:style-name="P2">Is started on boot on pi by:</text:p>
      <text:p text:style-name="Standard">script “OurHouseServer.init.d.script” is added to init.d</text:p>
      <text:p text:style-name="Standard"># to add to init.d copy it as OurHouseServer to /etc/init.d and then: </text:p>
      <text:p text:style-name="Standard"># sudo chmod 755 /etc/init.d/OurHouseServer <text:s text:c="9"/>and then </text:p>
      <text:p text:style-name="Standard"># sudo update-rc.d OurHouseServer defaults </text:p>
      <text:p text:style-name="Standard"># to remove from init.d: <text:s/>$ sudo update-rc.d -f OurHouseServer remove </text:p>
      <text:p text:style-name="Standard"/>
      <text:p text:style-name="Standard"/>
      <text:p text:style-name="Standard">pChart</text:p>
      <text:p text:style-name="P2">debugging pChart; from the command line:</text:p>
      <text:p text:style-name="P3">php -q graph.php</text:p>
      <text:p text:style-name="P3"/>
      <text:h text:style-name="Heading_20_1" text:outline-level="1">OurHouseServer2</text:h>
      <text:p text:style-name="Text_20_body"/>
      <text:p text:style-name="P4">Message types:</text:p>
      <text:p text:style-name="P5">CN<text:tab/>Connected (TCP session); server to node</text:p>
      <text:p text:style-name="P5">SD<text:tab/>Store data; <text:s/>node to server</text:p>
      <text:p text:style-name="P5">WR<text:tab/>Well Received (acknowledges a data receipt); server to node; .</text:p>
      <text:p text:style-name="P5">RD<text:tab/>Register device, node to server</text:p>
      <text:p text:style-name="P5">DR<text:tab/>Device registered, server to node</text:p>
      <text:p text:style-name="P5">CS<text:tab/>Change State, server to node</text:p>
      <text:p text:style-name="P5">RS<text:tab/>Report State, node to server</text:p>
      <text:p text:style-name="P5">RE<text:tab/>Reload Events, node to server. Causes server to reload scheduled events from database</text:p>
      <text:p text:style-name="P5">ES<text:tab/>External State change, node to server, ad hoc state changes called from php</text:p>
      <text:p text:style-name="P5">QS<text:tab/>Query state from php, returns deviceId and state in ascii rather than unsigned char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7">Message type</text:p>
          </table:table-cell>
          <table:table-cell table:style-name="Table1.A1" office:value-type="string">
            <text:p text:style-name="Table_20_Contents">Message Description</text:p>
          </table:table-cell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Starts at</text:p>
          </table:table-cell>
          <table:table-cell table:style-name="Table1.A1" office:value-type="string">
            <text:p text:style-name="Table_20_Contents">Type</text:p>
          </table:table-cell>
          <table:table-cell table:style-name="Table1.A1" office:value-type="string">
            <text:p text:style-name="Table_20_Contents">Length</text:p>
          </table:table-cell>
          <table:table-cell table:style-name="Table1.G1" office:value-type="string">
            <text:p text:style-name="Table_20_Contents">Value</text:p>
          </table:table-cell>
        </table:table-row>
        <table:table-row>
          <table:table-cell table:style-name="Table1.A2" office:value-type="string">
            <text:p text:style-name="P6">RS</text:p>
          </table:table-cell>
          <table:table-cell table:style-name="Table1.A2" office:value-type="string">
            <text:p text:style-name="Table_20_Contents">Report state</text:p>
          </table:table-cell>
          <table:table-cell table:style-name="Table1.A2" office:value-type="string">
            <text:p text:style-name="Table_20_Contents">Message type</text:p>
          </table:table-cell>
          <table:table-cell table:style-name="Table1.A2" office:value-type="string">
            <text:p text:style-name="Table_20_Contents">0</text:p>
          </table:table-cell>
          <table:table-cell table:style-name="Table1.A2" office:value-type="string">
            <text:p text:style-name="Table_20_Contents">Char</text:p>
          </table:table-cell>
          <table:table-cell table:style-name="Table1.A2" office:value-type="string">
            <text:p text:style-name="Table_20_Contents">2</text:p>
          </table:table-cell>
          <table:table-cell table:style-name="Table1.G2" office:value-type="string">
            <text:p text:style-name="Table_20_Contents">R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Devide id</text:p>
          </table:table-cell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Table_20_Contents">Char</text:p>
          </table:table-cell>
          <table:table-cell table:style-name="Table1.A2" office:value-type="string">
            <text:p text:style-name="Table_20_Contents">3</text:p>
          </table:table-cell>
          <table:table-cell table:style-name="Table1.G2" office:value-type="string">
            <text:p text:style-name="Table_20_Contents">'001' to '999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ate</text:p>
          </table:table-cell>
          <table:table-cell table:style-name="Table1.A2" office:value-type="string">
            <text:p text:style-name="Table_20_Contents">5</text:p>
          </table:table-cell>
          <table:table-cell table:style-name="Table1.A2" office:value-type="string">
            <text:p text:style-name="Table_20_Contents">Char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'0' or '1'</text:p>
          </table:table-cell>
        </table:table-row>
        <text:soft-page-break/>
        <table:table-row>
          <table:table-cell table:style-name="Table1.A2" office:value-type="string">
            <text:p text:style-name="P6">QS</text:p>
          </table:table-cell>
          <table:table-cell table:style-name="Table1.A2" office:value-type="string">
            <text:p text:style-name="Table_20_Contents">Query state</text:p>
          </table:table-cell>
          <table:table-cell table:style-name="Table1.A2" office:value-type="string">
            <text:p text:style-name="Table_20_Contents">Message type</text:p>
          </table:table-cell>
          <table:table-cell table:style-name="Table1.A2" office:value-type="string">
            <text:p text:style-name="Table_20_Contents">0</text:p>
          </table:table-cell>
          <table:table-cell table:style-name="Table1.A2" office:value-type="string">
            <text:p text:style-name="Table_20_Contents">Char</text:p>
          </table:table-cell>
          <table:table-cell table:style-name="Table1.A2" office:value-type="string">
            <text:p text:style-name="Table_20_Contents">2</text:p>
          </table:table-cell>
          <table:table-cell table:style-name="Table1.G2" office:value-type="string">
            <text:p text:style-name="Table_20_Contents">QS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Device id</text:p>
          </table:table-cell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Table_20_Contents">Char</text:p>
          </table:table-cell>
          <table:table-cell table:style-name="Table1.A2" office:value-type="string">
            <text:p text:style-name="Table_20_Contents">3</text:p>
          </table:table-cell>
          <table:table-cell table:style-name="Table1.G2" office:value-type="string">
            <text:p text:style-name="Table_20_Contents">'001' to '999</text:p>
          </table:table-cell>
        </table:table-row>
        <table:table-row>
          <table:table-cell table:style-name="Table1.A2" office:value-type="string">
            <text:p text:style-name="P6">RD</text:p>
          </table:table-cell>
          <table:table-cell table:style-name="Table1.A2" office:value-type="string">
            <text:p text:style-name="Table_20_Contents">Register device</text:p>
          </table:table-cell>
          <table:table-cell table:style-name="Table1.A2" office:value-type="string">
            <text:p text:style-name="Table_20_Contents">Message type</text:p>
          </table:table-cell>
          <table:table-cell table:style-name="Table1.A2" office:value-type="string">
            <text:p text:style-name="Table_20_Contents">0</text:p>
          </table:table-cell>
          <table:table-cell table:style-name="Table1.A2" office:value-type="string">
            <text:p text:style-name="Table_20_Contents">Char</text:p>
          </table:table-cell>
          <table:table-cell table:style-name="Table1.A2" office:value-type="string">
            <text:p text:style-name="Table_20_Contents">2</text:p>
          </table:table-cell>
          <table:table-cell table:style-name="Table1.G2" office:value-type="string">
            <text:p text:style-name="Table_20_Contents">RD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Device id</text:p>
          </table:table-cell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Table_20_Contents">Char</text:p>
          </table:table-cell>
          <table:table-cell table:style-name="Table1.A2" office:value-type="string">
            <text:p text:style-name="Table_20_Contents">3</text:p>
          </table:table-cell>
          <table:table-cell table:style-name="Table1.G2" office:value-type="string">
            <text:p text:style-name="Table_20_Contents">'001' to '999</text:p>
          </table:table-cell>
        </table:table-row>
        <table:table-row>
          <table:table-cell table:style-name="Table1.A2" office:value-type="string">
            <text:p text:style-name="P6">DR</text:p>
          </table:table-cell>
          <table:table-cell table:style-name="Table1.A2" office:value-type="string">
            <text:p text:style-name="Table_20_Contents">Device registered</text:p>
          </table:table-cell>
          <table:table-cell table:style-name="Table1.A2" office:value-type="string">
            <text:p text:style-name="Table_20_Contents">Message type</text:p>
          </table:table-cell>
          <table:table-cell table:style-name="Table1.A2" office:value-type="string">
            <text:p text:style-name="Table_20_Contents">0</text:p>
          </table:table-cell>
          <table:table-cell table:style-name="Table1.A2" office:value-type="string">
            <text:p text:style-name="Table_20_Contents">char</text:p>
          </table:table-cell>
          <table:table-cell table:style-name="Table1.A2" office:value-type="string">
            <text:p text:style-name="Table_20_Contents">2</text:p>
          </table:table-cell>
          <table:table-cell table:style-name="Table1.G2" office:value-type="string">
            <text:p text:style-name="Table_20_Contents">DR</text:p>
          </table:table-cell>
        </table:table-row>
        <table:table-row>
          <table:table-cell table:style-name="Table1.A2" office:value-type="string">
            <text:p text:style-name="P6">CS</text:p>
          </table:table-cell>
          <table:table-cell table:style-name="Table1.A2" office:value-type="string">
            <text:p text:style-name="Table_20_Contents">Change state</text:p>
          </table:table-cell>
          <table:table-cell table:style-name="Table1.A2" office:value-type="string">
            <text:p text:style-name="Table_20_Contents">Message type</text:p>
          </table:table-cell>
          <table:table-cell table:style-name="Table1.A2" office:value-type="string">
            <text:p text:style-name="Table_20_Contents">0</text:p>
          </table:table-cell>
          <table:table-cell table:style-name="Table1.A2" office:value-type="string">
            <text:p text:style-name="Table_20_Contents">char</text:p>
          </table:table-cell>
          <table:table-cell table:style-name="Table1.A2" office:value-type="string">
            <text:p text:style-name="Table_20_Contents">2</text:p>
          </table:table-cell>
          <table:table-cell table:style-name="Table1.G2" office:value-type="string">
            <text:p text:style-name="Table_20_Contents">CS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Device Id</text:p>
          </table:table-cell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Table_20_Contents">Char</text:p>
          </table:table-cell>
          <table:table-cell table:style-name="Table1.A2" office:value-type="string">
            <text:p text:style-name="Table_20_Contents">3</text:p>
          </table:table-cell>
          <table:table-cell table:style-name="Table1.G2" office:value-type="string">
            <text:p text:style-name="Table_20_Contents">'001' to '999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ate</text:p>
          </table:table-cell>
          <table:table-cell table:style-name="Table1.A2" office:value-type="string">
            <text:p text:style-name="Table_20_Contents">5</text:p>
          </table:table-cell>
          <table:table-cell table:style-name="Table1.A2" office:value-type="string">
            <text:p text:style-name="Table_20_Contents">Char</text:p>
          </table:table-cell>
          <table:table-cell table:style-name="Table1.A2" office:value-type="string">
            <text:p text:style-name="Table_20_Contents">1</text:p>
          </table:table-cell>
          <table:table-cell table:style-name="Table1.G2" office:value-type="string">
            <text:p text:style-name="Table_20_Contents">'0' or '1'</text:p>
          </table:table-cell>
        </table:table-row>
        <table:table-row>
          <table:table-cell table:style-name="Table1.A2" office:value-type="string">
            <text:p text:style-name="P6">CN</text:p>
          </table:table-cell>
          <table:table-cell table:style-name="Table1.A2" office:value-type="string">
            <text:p text:style-name="Table_20_Contents">Connected</text:p>
          </table:table-cell>
          <table:table-cell table:style-name="Table1.A2" office:value-type="string">
            <text:p text:style-name="Table_20_Contents">Message type</text:p>
          </table:table-cell>
          <table:table-cell table:style-name="Table1.A2" office:value-type="string">
            <text:p text:style-name="Table_20_Contents">0</text:p>
          </table:table-cell>
          <table:table-cell table:style-name="Table1.A2" office:value-type="string">
            <text:p text:style-name="Table_20_Contents">Char</text:p>
          </table:table-cell>
          <table:table-cell table:style-name="Table1.A2" office:value-type="string">
            <text:p text:style-name="Table_20_Contents">2</text:p>
          </table:table-cell>
          <table:table-cell table:style-name="Table1.G2" office:value-type="string">
            <text:p text:style-name="Table_20_Contents">CN</text:p>
          </table:table-cell>
        </table:table-row>
        <table:table-row>
          <table:table-cell table:style-name="Table1.A2" office:value-type="string">
            <text:p text:style-name="P6">SD</text:p>
          </table:table-cell>
          <table:table-cell table:style-name="Table1.A2" office:value-type="string">
            <text:p text:style-name="Table_20_Contents">Store data</text:p>
          </table:table-cell>
          <table:table-cell table:style-name="Table1.A2" office:value-type="string">
            <text:p text:style-name="Table_20_Contents">Message type</text:p>
          </table:table-cell>
          <table:table-cell table:style-name="Table1.A2" office:value-type="string">
            <text:p text:style-name="Table_20_Contents">0</text:p>
          </table:table-cell>
          <table:table-cell table:style-name="Table1.A2" office:value-type="string">
            <text:p text:style-name="Table_20_Contents">char</text:p>
          </table:table-cell>
          <table:table-cell table:style-name="Table1.A2" office:value-type="string">
            <text:p text:style-name="Table_20_Contents">2</text:p>
          </table:table-cell>
          <table:table-cell table:style-name="Table1.G2" office:value-type="string">
            <text:p text:style-name="Table_20_Contents">SD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ee below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WR</text:p>
          </table:table-cell>
          <table:table-cell table:style-name="Table1.A2" office:value-type="string">
            <text:p text:style-name="Table_20_Contents">Well received</text:p>
          </table:table-cell>
          <table:table-cell table:style-name="Table1.A2" office:value-type="string">
            <text:p text:style-name="Table_20_Contents">Message type</text:p>
          </table:table-cell>
          <table:table-cell table:style-name="Table1.A2" office:value-type="string">
            <text:p text:style-name="Table_20_Contents">0</text:p>
          </table:table-cell>
          <table:table-cell table:style-name="Table1.A2" office:value-type="string">
            <text:p text:style-name="Table_20_Contents">char</text:p>
          </table:table-cell>
          <table:table-cell table:style-name="Table1.A2" office:value-type="string">
            <text:p text:style-name="Table_20_Contents">2</text:p>
          </table:table-cell>
          <table:table-cell table:style-name="Table1.G2" office:value-type="string">
            <text:p text:style-name="Table_20_Contents">WR</text:p>
          </table:table-cell>
        </table:table-row>
        <table:table-row>
          <table:table-cell table:style-name="Table1.A2" office:value-type="string">
            <text:p text:style-name="P6">HB</text:p>
          </table:table-cell>
          <table:table-cell table:style-name="Table1.A2" office:value-type="string">
            <text:p text:style-name="Table_20_Contents">Heart beat</text:p>
          </table:table-cell>
          <table:table-cell table:style-name="Table1.A2" office:value-type="string">
            <text:p text:style-name="Table_20_Contents">Message type</text:p>
          </table:table-cell>
          <table:table-cell table:style-name="Table1.A2" office:value-type="string">
            <text:p text:style-name="Table_20_Contents">0</text:p>
          </table:table-cell>
          <table:table-cell table:style-name="Table1.A2" office:value-type="string">
            <text:p text:style-name="Table_20_Contents">char</text:p>
          </table:table-cell>
          <table:table-cell table:style-name="Table1.A2" office:value-type="string">
            <text:p text:style-name="Table_20_Contents">2</text:p>
          </table:table-cell>
          <table:table-cell table:style-name="Table1.G2" office:value-type="string">
            <text:p text:style-name="Table_20_Contents">HB</text:p>
          </table:table-cell>
        </table:table-row>
        <table:table-row>
          <table:table-cell table:style-name="Table1.A2" office:value-type="string">
            <text:p text:style-name="P6">RE</text:p>
          </table:table-cell>
          <table:table-cell table:style-name="Table1.A2" office:value-type="string">
            <text:p text:style-name="Table_20_Contents">Reload events</text:p>
          </table:table-cell>
          <table:table-cell table:style-name="Table1.A2" office:value-type="string">
            <text:p text:style-name="Table_20_Contents">Message type</text:p>
          </table:table-cell>
          <table:table-cell table:style-name="Table1.A2" office:value-type="string">
            <text:p text:style-name="Table_20_Contents">0</text:p>
          </table:table-cell>
          <table:table-cell table:style-name="Table1.A2" office:value-type="string">
            <text:p text:style-name="Table_20_Contents">char</text:p>
          </table:table-cell>
          <table:table-cell table:style-name="Table1.A2" office:value-type="string">
            <text:p text:style-name="Table_20_Contents">2</text:p>
          </table:table-cell>
          <table:table-cell table:style-name="Table1.G2" office:value-type="string">
            <text:p text:style-name="Table_20_Contents">RE</text:p>
          </table:table-cell>
        </table:table-row>
        <table:table-row>
          <table:table-cell table:style-name="Table1.A2" office:value-type="string">
            <text:p text:style-name="P6">ES</text:p>
          </table:table-cell>
          <table:table-cell table:style-name="Table1.A2" office:value-type="string">
            <text:p text:style-name="Table_20_Contents">External state change</text:p>
          </table:table-cell>
          <table:table-cell table:style-name="Table1.A2" office:value-type="string">
            <text:p text:style-name="Table_20_Contents">Message type</text:p>
          </table:table-cell>
          <table:table-cell table:style-name="Table1.A2" office:value-type="string">
            <text:p text:style-name="Table_20_Contents">0</text:p>
          </table:table-cell>
          <table:table-cell table:style-name="Table1.A2" office:value-type="string">
            <text:p text:style-name="Table_20_Contents">char</text:p>
          </table:table-cell>
          <table:table-cell table:style-name="Table1.A2" office:value-type="string">
            <text:p text:style-name="Table_20_Contents">2</text:p>
          </table:table-cell>
          <table:table-cell table:style-name="Table1.G2" office:value-type="string">
            <text:p text:style-name="Table_20_Contents">ES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Device Id</text:p>
          </table:table-cell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Table_20_Contents">Char</text:p>
          </table:table-cell>
          <table:table-cell table:style-name="Table1.A2" office:value-type="string">
            <text:p text:style-name="Table_20_Contents">3</text:p>
          </table:table-cell>
          <table:table-cell table:style-name="Table1.G2" office:value-type="string">
            <text:p text:style-name="Table_20_Contents">'001' to '999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ate</text:p>
          </table:table-cell>
          <table:table-cell table:style-name="Table1.A2" office:value-type="string">
            <text:p text:style-name="Table_20_Contents">5</text:p>
          </table:table-cell>
          <table:table-cell table:style-name="Table1.A2" office:value-type="string">
            <text:p text:style-name="Table_20_Contents">Char</text:p>
          </table:table-cell>
          <table:table-cell table:style-name="Table1.A2" office:value-type="string">
            <text:p text:style-name="Table_20_Contents">1</text:p>
          </table:table-cell>
          <table:table-cell table:style-name="Table1.G2" office:value-type="string">
            <text:p text:style-name="Table_20_Contents">'0' or '1'</text:p>
          </table:table-cell>
        </table:table-row>
        <table:table-row>
          <table:table-cell table:style-name="Table1.A2" office:value-type="string">
            <text:p text:style-name="P6">DS</text:p>
          </table:table-cell>
          <table:table-cell table:style-name="Table1.A2" office:value-type="string">
            <text:p text:style-name="Table_20_Contents">Device initiated state change</text:p>
          </table:table-cell>
          <table:table-cell table:style-name="Table1.A2" office:value-type="string">
            <text:p text:style-name="Table_20_Contents">Message type</text:p>
          </table:table-cell>
          <table:table-cell table:style-name="Table1.A2" office:value-type="string">
            <text:p text:style-name="Table_20_Contents">0</text:p>
          </table:table-cell>
          <table:table-cell table:style-name="Table1.A2" office:value-type="string">
            <text:p text:style-name="Table_20_Contents">char</text:p>
          </table:table-cell>
          <table:table-cell table:style-name="Table1.A2" office:value-type="string">
            <text:p text:style-name="Table_20_Contents">2</text:p>
          </table:table-cell>
          <table:table-cell table:style-name="Table1.G2" office:value-type="string">
            <text:p text:style-name="Table_20_Contents">DS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Device Id</text:p>
          </table:table-cell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Table_20_Contents">Char</text:p>
          </table:table-cell>
          <table:table-cell table:style-name="Table1.A2" office:value-type="string">
            <text:p text:style-name="Table_20_Contents">3</text:p>
          </table:table-cell>
          <table:table-cell table:style-name="Table1.G2" office:value-type="string">
            <text:p text:style-name="Table_20_Contents">'001' to '999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ate</text:p>
          </table:table-cell>
          <table:table-cell table:style-name="Table1.A2" office:value-type="string">
            <text:p text:style-name="Table_20_Contents">5</text:p>
          </table:table-cell>
          <table:table-cell table:style-name="Table1.A2" office:value-type="string">
            <text:p text:style-name="Table_20_Contents">Char</text:p>
          </table:table-cell>
          <table:table-cell table:style-name="Table1.A2" office:value-type="string">
            <text:p text:style-name="Table_20_Contents">1</text:p>
          </table:table-cell>
          <table:table-cell table:style-name="Table1.G2" office:value-type="string">
            <text:p text:style-name="Table_20_Contents">'0' or '1'</text:p>
          </table:table-cell>
        </table:table-row>
      </table:table>
      <text:p text:style-name="P4"/>
      <text:p text:style-name="P4">SD Messages</text:p>
      <text:p text:style-name="P5">SD messages are formatted like:</text:p>
      <text:p text:style-name="P5">SDt&amp;mmmmmmmm&amp;tt&amp;mmmmmm&amp;ttt&amp;mmmmmm </text:p>
      <text:p text:style-name="P5">where<text:tab/>t is the device id – it will be a string representing a number between 1 and 999, </text:p>
      <text:p text:style-name="P5"><text:tab/>mmmmm is the value with decimal place in text and</text:p>
      <text:p text:style-name="P5"><text:tab/>&amp; indicates the the end of the value</text:p>
      <text:p text:style-name="P5">for example:</text:p>
      <text:p text:style-name="P5"><text:tab/>SD1&amp;28.4&amp;182&amp;1005.2&amp;23&amp;0.751245516</text:p>
      <text:p text:style-name="P4"/>
      <text:p text:style-name="P4">States:</text:p>
      <text:p text:style-name="P5">z = state. 0=off, 1=on</text:p>
      <text:p text:style-name="P5"><text:soft-page-break/></text:p>
      <text:h text:style-name="Heading_20_1" text:outline-level="1">SoftwareSerial debugging</text:h>
      <text:p text:style-name="P5">Use <text:span text:style-name="T2">minicom</text:span> on debian:</text:p>
      <text:p text:style-name="P5">sudo minicom</text:p>
      <text:p text:style-name="P5">ctrl A then O</text:p>
      <text:p text:style-name="P5">set serial device to correct p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2" svg:font-family="'DejaVu Sans'" style:font-family-generic="swiss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Bitstream Vera Sans Mono" style:font-name-asian="Droid Sans1" style:font-name-complex="Bitstream Vera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</meta:initial-creator>
    <meta:creation-date>2014-12-06T13:44:39</meta:creation-date>
    <dc:date>2016-05-04T20:32:14</dc:date>
    <dc:creator>Peter </dc:creator>
    <meta:editing-duration>P2DT21H25M13S</meta:editing-duration>
    <meta:editing-cycles>62</meta:editing-cycles>
    <meta:generator>LibreOffice/3.5$Linux_x86 LibreOffice_project/350m1$Build-2</meta:generator>
    <meta:document-statistic meta:table-count="1" meta:image-count="0" meta:object-count="0" meta:page-count="5" meta:paragraph-count="239" meta:word-count="711" meta:character-count="4460" meta:non-whitespace-character-count="3960"/>
  </office:meta>
</office:document-meta>
</file>